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_transact</text:p>
          </table:table-cell>
          <table:table-cell office:value-type="string" calcext:value-type="string">
            <text:p>no_police</text:p>
          </table:table-cell>
          <table:table-cell office:value-type="string" calcext:value-type="string">
            <text:p>id_info</text:p>
          </table:table-cell>
          <table:table-cell office:value-type="string" calcext:value-type="string">
            <text:p>id_status</text:p>
          </table:table-cell>
          <table:table-cell office:value-type="string" calcext:value-type="string">
            <text:p>date_transact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60101" calcext:value-type="float">
            <text:p>201601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70101" calcext:value-type="float">
            <text:p>201701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70305" calcext:value-type="float">
            <text:p>20170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70101" calcext:value-type="float">
            <text:p>201701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60101" calcext:value-type="float">
            <text:p>201601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70101" calcext:value-type="float">
            <text:p>201701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70301" calcext:value-type="float">
            <text:p>2017030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9:52:11.993056537</meta:creation-date>
    <dc:date>2017-06-21T21:15:15.839968709</dc:date>
    <meta:editing-duration>PT1H23M3S</meta:editing-duration>
    <meta:editing-cycles>6</meta:editing-cycles>
    <meta:generator>LibreOffice/5.1.6.2$Linux_X86_64 LibreOffice_project/10m0$Build-2</meta:generator>
    <meta:document-statistic meta:table-count="1" meta:cell-count="77" meta:object-count="0"/>
  </office:meta>
</office:document-meta>
</file>